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7f6f5" style:font-size-asian="16p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b0f4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7f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c65a1" style:font-size-asian="16pt" style:font-size-complex="16pt"/>
    </style:style>
    <style:style style:name="T13" style:family="text">
      <style:text-properties fo:font-size="16pt" officeooo:rsid="0025fc28" style:font-size-asian="16pt" style:font-size-complex="16pt"/>
    </style:style>
    <style:style style:name="T14" style:family="text">
      <style:text-properties officeooo:rsid="0017f6f5"/>
    </style:style>
    <style:style style:name="T15" style:family="text">
      <style:text-properties officeooo:rsid="001bd802"/>
    </style:style>
    <style:style style:name="T16" style:family="text">
      <style:text-properties officeooo:rsid="001c65a1"/>
    </style:style>
    <style:style style:name="T17" style:family="text">
      <style:text-properties officeooo:rsid="001f6290"/>
    </style:style>
    <style:style style:name="T18" style:family="text">
      <style:text-properties officeooo:rsid="0024f3e9"/>
    </style:style>
    <style:style style:name="T19" style:family="text">
      <style:text-properties officeooo:rsid="0028d9b6"/>
    </style:style>
    <style:style style:name="T20" style:family="text">
      <style:text-properties officeooo:rsid="00290bcb"/>
    </style:style>
    <style:style style:name="T21" style:family="text">
      <style:text-properties officeooo:rsid="00292a43"/>
    </style:style>
    <style:style style:name="T22" style:family="text">
      <style:text-properties officeooo:rsid="002a6884"/>
    </style:style>
    <style:style style:name="T23" style:family="text">
      <style:text-properties officeooo:rsid="002eeb93"/>
    </style:style>
    <style:style style:name="T24" style:family="text">
      <style:text-properties officeooo:rsid="00301d1a"/>
    </style:style>
    <style:style style:name="T25" style:family="text">
      <style:text-properties officeooo:rsid="0031b2ea"/>
    </style:style>
    <style:style style:name="T26" style:family="text">
      <style:text-properties officeooo:rsid="0033a6ea"/>
    </style:style>
    <style:style style:name="T27" style:family="text">
      <style:text-properties officeooo:rsid="0035889a"/>
    </style:style>
    <style:style style:name="T28" style:family="text">
      <style:text-properties officeooo:rsid="003715b7"/>
    </style:style>
    <style:style style:name="T29" style:family="text">
      <style:text-properties officeooo:rsid="00379dc3"/>
    </style:style>
    <style:style style:name="T30" style:family="text">
      <style:text-properties officeooo:rsid="0039b162"/>
    </style:style>
    <style:style style:name="T31" style:family="text">
      <style:text-properties officeooo:rsid="003aef62"/>
    </style:style>
    <style:style style:name="T32" style:family="text">
      <style:text-properties officeooo:rsid="003b0f4e"/>
    </style:style>
    <style:style style:name="T33" style:family="text">
      <style:text-properties officeooo:rsid="003e1612"/>
    </style:style>
    <style:style style:name="T34" style:family="text">
      <style:text-properties officeooo:rsid="003f729d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3"/>
      <text:p text:style-name="P3"/>
      <text:p text:style-name="P3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4">Basil Ale</text:span> <text:s text:c="65"/></text:p>
      <text:p text:style-name="P6">Brew Date: <text:s text:c="69"/></text:p>
      <text:p text:style-name="P1"><text:span text:style-name="T5">Batch Size:</text:span><text:span text:style-name="T8"> 10 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53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6"><text:span text:style-name="T23">16 <text:s text:c="4"/></text:span><text:s/>lb <text:s text:c="6"/><text:span text:style-name="T25">ESB</text:span></text:p>
      <text:p text:style-name="P6"><text:span text:style-name="T23">2 <text:s text:c="7"/></text:span><text:s/>lb <text:s text:c="6"/>rye </text:p>
      <text:p text:style-name="P6"><text:span text:style-name="T23">2 <text:s text:c="7"/></text:span><text:s/>lb <text:s text:c="6"/>flaked wheat </text:p>
      <text:p text:style-name="P6"><text:span text:style-name="T23">340 <text:s text:c="3"/></text:span><text:s/>g <text:s text:c="7"/>crystal 60°L </text:p>
      <text:p text:style-name="P6"><text:s/>1 <text:s text:c="15"/>Tsp NaCl (mash)</text:p>
      <text:p text:style-name="P6"><draw:custom-shape text:anchor-type="paragraph" draw:z-index="2" draw:style-name="gr1" draw:text-style-name="P19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6">5 <text:s text:c="16"/>Tsp Sprchrg</text:p>
      <text:p text:style-name="P14"><draw:line text:anchor-type="paragraph" draw:z-index="4" draw:style-name="gr2" draw:text-style-name="P19" svg:x1="1.623cm" svg:y1="0.626cm" svg:x2="1.702cm" svg:y2="0.6cm"><text:p/></draw:line><text:s text:c="5"/>Irish Moss</text:p>
      <text:p text:style-name="P6"><text:span text:style-name="T27"><text:s text:c="2"/>15 <text:s text:c="5"/>g <text:s text:c="5"/>Mauri brew</text:span>Yeast</text:p>
      <text:p text:style-name="P6"><draw:line text:anchor-type="paragraph" draw:z-index="7" draw:style-name="gr2" draw:text-style-name="P19" svg:x1="7.497cm" svg:y1="0.564cm" svg:x2="7.576cm" svg:y2="4.004cm"><text:p/></draw:line></text:p>
      <text:p text:style-name="P6">Qt <text:s/>oz/g <text:s text:c="2"/>Hop/Seasoning <text:s text:c="14"/><text:span text:style-name="T14">Time:</text:span></text:p>
      <text:p text:style-name="P2"><draw:line text:anchor-type="paragraph" draw:z-index="6" draw:style-name="gr2" draw:text-style-name="P19" svg:x1="2.549cm" svg:y1="0.012cm" svg:x2="2.628cm" svg:y2="3.452cm"><text:p/></draw:line><text:span text:style-name="T11">(</text:span><text:span text:style-name="T12">28</text:span><text:span text:style-name="T11"> g) <text:s text:c="11"/></text:span><text:span text:style-name="T13">Target <text:s/></text:span><text:span text:style-name="T11"><text:s text:c="22"/>at 60 minutes</text:span></text:p>
      <text:p text:style-name="P12"><text:span text:style-name="T16">1/2</text:span> cup <text:s text:c="9"/>dried basil <text:s text:c="16"/>at 30 minutes </text:p>
      <text:p text:style-name="P11"><text:s text:c="2"/>(<text:span text:style-name="T16">56</text:span> g) <text:s text:c="9"/>Goldings <text:s text:c="18"/>at 10 minutes <text:line-break/> (<text:span text:style-name="T16">56</text:span>g) <text:s text:c="11"/>Goldings <text:s text:c="19"/>at flameout </text:p>
      <text:p text:style-name="P11"><text:span text:style-name="T16">1/2</text:span> cup <text:s text:c="9"/>dried basil <text:s text:c="17"/>at flameout/whirlpool <text:line-break/></text:p>
      <text:p text:style-name="P1"/>
      <text:p text:style-name="P1"/>
      <text:p text:style-name="P7"><text:s text:c="794"/></text:p>
      <text:p text:style-name="P7"/>
      <text:p text:style-name="P9">Stage <text:s text:c="13"/>Date <text:s text:c="17"/></text:p>
      <text:p text:style-name="P8">Primary: <text:s text:c="9"/></text:p>
      <text:p text:style-name="P8">Racked:<text:tab/><text:tab/><text:tab/><text:tab/><text:tab/><text:tab/></text:p>
      <text:p text:style-name="P8">Racked:</text:p>
      <text:p text:style-name="P8">Bottled:<text:tab/><text:tab/><text:tab/><text:tab/><text:tab/><text:tab/></text:p>
      <text:p text:style-name="P8">Kegged: <text:s text:c="3"/><text:span text:style-name="T24"><text:s text:c="4"/></text:span></text:p>
      <text:p text:style-name="P8">Re-Kegged:</text:p>
      <text:p text:style-name="P1"><text:span text:style-name="T7">Purged:</text:span><text:span text:style-name="T4"><text:tab/><text:tab/><text:tab/><text:tab/><text:tab/><text:tab/>Charged:</text:span></text:p>
      <text:p text:style-name="P8"/>
      <text:p text:style-name="P8"><text:soft-page-break/></text:p>
      <text:p text:style-name="P8">Start Time: <text:span text:style-name="T28">7am</text:span></text:p>
      <text:p text:style-name="P8">Fill mash tun:<text:tab/><text:span text:style-name="T28">Sun</text:span></text:p>
      <text:p text:style-name="P8">Fill sparge kettle:<text:span text:style-name="T28">Sun</text:span><text:tab/><text:tab/><text:tab/><text:tab/></text:p>
      <text:p text:style-name="P8"><draw:frame draw:style-name="fr3" draw:name="Object2" text:anchor-type="paragraph" svg:x="9.119cm" svg:y="0.032cm" svg:width="11.83cm" svg:height="8.999cm" draw:z-index="8"><draw:object xlink:href="./Object 3" xlink:type="simple" xlink:show="embed" xlink:actuate="onLoad"/><draw:image xlink:href="./ObjectReplacements/Object 3" xlink:type="simple" xlink:show="embed" xlink:actuate="onLoad"/></draw:frame>Fire burners: <text:span text:style-name="T28">7</text:span>am</text:p>
      <text:p text:style-name="P8">Heat Mash Tun : Target Temp: <text:span text:style-name="T9">65</text:span> <text:s text:c="4"/></text:p>
      <text:p text:style-name="P8">Heat Sparge Kettle: Target Temp: <text:span text:style-name="T9">70</text:span></text:p>
      <text:p text:style-name="P8">Target Temp (Mash):<text:span text:style-name="T17">65</text:span></text:p>
      <text:p text:style-name="P8">Grind grain: <text:s/><text:span text:style-name="T28">7:25</text:span> <text:s/><text:span text:style-name="T15">am</text:span></text:p>
      <text:p text:style-name="P8">sparge temp:<text:span text:style-name="T29">71</text:span></text:p>
      <text:p text:style-name="P8">Strike Temp: <text:span text:style-name="T29">66.1</text:span></text:p>
      <text:p text:style-name="P8">pump temp: <text:s/><text:span text:style-name="T29">66.7</text:span></text:p>
      <text:p text:style-name="P8">Mash in: <text:span text:style-name="T29">8:05am</text:span></text:p>
      <text:p text:style-name="P8">Temp: <text:span text:style-name="T29">64.9</text:span></text:p>
      <text:p text:style-name="P8">Mash: Duration: <text:s text:c="3"/><text:span text:style-name="T10">90 </text:span>minutes <text:s text:c="7"/></text:p>
      <text:p text:style-name="P8">Start: <text:span text:style-name="T29">8:05</text:span> <text:s/><text:span text:style-name="T16">am </text:span><text:s text:c="2"/>Finish: <text:span text:style-name="T29">9:35</text:span></text:p>
      <text:p text:style-name="P8">Heat (to deactivate enzymes)<text:tab/><text:tab/></text:p>
      <text:p text:style-name="P10">Target Temp: <text:span text:style-name="T10">75.5</text:span> <text:s text:c="2"/></text:p>
      <text:p text:style-name="P10">Start: <text:span text:style-name="T29">9:35</text:span> <text:s text:c="2"/>Finish: <text:s/><text:span text:style-name="T30">9:55</text:span> </text:p>
      <text:p text:style-name="P8">Heat Sparge H20 (Target75.<text:span text:style-name="T26">5</text:span>◦) <text:s text:c="7"/></text:p>
      <text:p text:style-name="P8">Sparge: Start: <text:s/><text:span text:style-name="T30">10:05 <text:s/></text:span>Finish: <text:s/><text:span text:style-name="T31">10:55</text:span></text:p>
      <text:p text:style-name="P8">Wort collected: <text:s text:c="2"/><text:span text:style-name="T18">full kettle</text:span></text:p>
      <text:p text:style-name="P8">Boil : Burner On: <text:s/></text:p>
      <text:p text:style-name="P8">Rolling Boil: <text:s text:c="2"/><text:span text:style-name="T32">11:10</text:span> </text:p>
      <text:p text:style-name="P17">Hops In: <text:s/><text:span text:style-name="T32">11:40</text:span> <text:s text:c="2"/><text:span text:style-name="T19">Basil in: 12:10 Whirflock in: 12:25 Hops In: 12:30</text:span></text:p>
      <text:p text:style-name="P17"><text:span text:style-name="T20">Basil in: <text:s/>12:40 </text:span>Hops in : <text:span text:style-name="T32">12:40</text:span> <text:s text:c="5"/></text:p>
      <text:p text:style-name="P8">Duration: 90 min <text:s/>Start: <text:s/><text:span text:style-name="T32">11:10 <text:s/></text:span>Finish: <text:span text:style-name="T32">12:40</text:span> <text:s text:c="5"/></text:p>
      <text:p text:style-name="P8">Burner Off: <text:s/><text:span text:style-name="T32">12:40</text:span></text:p>
      <text:p text:style-name="P8">Rest 15 min <text:s text:c="7"/></text:p>
      <text:p text:style-name="P8">Pump and chill: <text:s text:c="3"/>Start: <text:s/><text:span text:style-name="T32">12:55</text:span> <text:s text:c="3"/>Finish: <text:s/><text:span text:style-name="T34">1:17</text:span> <text:s text:c="3"/></text:p>
      <text:p text:style-name="P8">OG : <text:s text:c="2"/><text:span text:style-name="T33">1.060</text:span></text:p>
      <text:p text:style-name="P8">Yeast: <text:span text:style-name="T22">mauri brew</text:span></text:p>
      <text:p text:style-name="P8">Irish Moss</text:p>
      <text:p text:style-name="P4">Notes: </text:p>
      <text:p text:style-name="P4">- <text:span text:style-name="T30">used flaked soft white wheat, could use wheat malt or flaked hard red whe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13:24:15.449379786</dc:date>
    <meta:editing-duration>PT7H55M43S</meta:editing-duration>
    <meta:editing-cycles>30</meta:editing-cycles>
    <meta:printed-by>peter helmer</meta:printed-by>
    <meta:print-date>2017-10-22T18:33:16.50</meta:print-date>
    <meta:document-statistic meta:table-count="0" meta:image-count="0" meta:object-count="3" meta:page-count="2" meta:paragraph-count="63" meta:word-count="238" meta:character-count="2730" meta:non-whitespace-character-count="1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3cm" svg:height="8.999cm" xlink:href="." xlink:type="simple" chart:class="chart:line" chart:style-name="ch1">
        <chart:title svg:x="4.011cm" svg:y="0.315cm" chart:style-name="ch2">
          <text:p>Basil Ale Apr 1'19</text:p>
        </chart:title>
        <chart:legend chart:legend-position="end" svg:x="9.131cm" svg:y="3.693cm" style:legend-expansion="high" chart:style-name="ch3"/>
        <chart:plot-area chart:style-name="ch4" chart:data-source-has-labels="both" svg:x="0.76cm" svg:y="1.297cm" svg:width="8.694cm" svg:height="6.773cm">
          <chartooo:coordinate-region svg:x="1.622cm" svg:y="1.5cm" svg:width="7.832cm" svg:height="5.318cm"/>
          <chart:axis chart:dimension="x" chart:name="primary-x" chart:style-name="ch5" chartooo:axis-type="auto">
            <chartooo:date-scale/>
            <chart:title svg:x="4.764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.9">
                <text:p>71.9</text:p>
              </table:table-cell>
              <table:table-cell office:value-type="float" office:value="64.8">
                <text:p>64.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9">
                <text:p>70.9</text:p>
              </table:table-cell>
              <table:table-cell office:value-type="float" office:value="66">
                <text:p>6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1">
                <text:p>70.1</text:p>
              </table:table-cell>
              <table:table-cell office:value-type="float" office:value="66.8">
                <text:p>66.8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9">
                <text:p>68.9</text:p>
              </table:table-cell>
              <table:table-cell office:value-type="float" office:value="66.4">
                <text:p>66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9">
                <text:p>68.9</text:p>
              </table:table-cell>
              <table:table-cell office:value-type="float" office:value="65.8">
                <text:p>65.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2">
                <text:p>69.2</text:p>
              </table:table-cell>
              <table:table-cell office:value-type="float" office:value="65.8">
                <text:p>65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6">
                <text:p>69.6</text:p>
              </table:table-cell>
              <table:table-cell office:value-type="float" office:value="66">
                <text:p>6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8">
                <text:p>69.8</text:p>
              </table:table-cell>
              <table:table-cell office:value-type="float" office:value="66.2">
                <text:p>66.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9">
                <text:p>69.9</text:p>
              </table:table-cell>
              <table:table-cell office:value-type="float" office:value="66.3">
                <text:p>66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2">
                <text:p>70.2</text:p>
              </table:table-cell>
              <table:table-cell office:value-type="float" office:value="66.7">
                <text:p>66.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7">
                <text:p>75.7</text:p>
              </table:table-cell>
              <table:table-cell office:value-type="float" office:value="70.9">
                <text:p>70.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9">
                <text:p>80.9</text:p>
              </table:table-cell>
              <table:table-cell office:value-type="float" office:value="75.5">
                <text:p>75.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